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519cm"/>
    </style:style>
    <style:style style:name="co8" style:family="table-column">
      <style:table-column-properties fo:break-before="auto" style:column-width="2.267cm"/>
    </style:style>
    <style:style style:name="ro3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fo:border="0.002cm solid #000000" style:vertical-align="middle"/>
    </style:style>
    <style:style style:name="ce4" style:family="table-cell" style:parent-style-name="Default" style:data-style-name="N0">
      <style:table-cell-properties fo:border="0.002cm solid #000000" style:vertical-align="middle"/>
    </style:style>
    <style:style style:name="ce5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 style:vertical-align="middle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02cm solid #000000"/>
    </style:style>
    <style:style style:name="ce10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3">
        <table:table-column table:style-name="co3" table:default-cell-style-name="ce6"/>
        <table:table-column table:style-name="co6" table:default-cell-style-name="ce21"/>
        <table:table-column table:style-name="co7" table:default-cell-style-name="ce21"/>
        <table:table-column table:style-name="co6" table:default-cell-style-name="ce21"/>
        <table:table-column table:style-name="co4" table:number-columns-repeated="60" table:default-cell-style-name="ce21"/>
        <table:table-row table:style-name="ro2">
          <table:table-cell table:style-name="ce2" office:value-type="string">
            <text:p>dtype URI</text:p>
          </table:table-cell>
          <table:table-cell table:style-name="ce8" office:value-type="string">
            <text:p>URI 1 has &lt;relationship&gt; URI 2</text:p>
          </table:table-cell>
          <table:table-cell table:style-name="ce8" office:value-type="string">
            <text:p>ECV URI</text:p>
          </table:table-cell>
          <table:table-cell table:style-name="ce8" office:value-type="string">
            <text:p>URI 2 has &lt;relationship&gt; URI 1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od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aeros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ai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aeros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ex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aeros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ty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aeros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erProd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aeros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fc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tp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th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tt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ot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er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lwp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iwp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jch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ldProd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cloud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b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fire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o2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ghg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h4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ghg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g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glaciers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gmb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glaciers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ec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iceShee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iv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iceShee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fl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iceShee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gll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iceShee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4" office:value-type="string">
            <text:p>dtype_lccs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landCov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map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landCov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b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landCov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wb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landCov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now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landCov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ndvi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landCov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lb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landCov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lai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landCov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r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landCov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ocProd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chlor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nlw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rrs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k_490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tot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bb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dg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v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ph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iop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ceanCo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tc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zone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np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zone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lp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ozone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ic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Ice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it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Ice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ie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Ice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h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Leve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l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Leve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adt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Leve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msl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Leve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msl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Leve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msltr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Leve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mslamph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eaLevel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tInt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tSkin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tSubsk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tDepth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tFnd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mv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oilM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mv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oilM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ms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oilM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sms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oilM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wiv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oilM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wiv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oilM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wis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oilM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dtype_swisa</text:p>
          </table:table-cell>
          <table:table-cell table:style-name="ce9" office:value-type="string">
            <text:p>broader</text:p>
          </table:table-cell>
          <table:table-cell table:style-name="ce4" office:value-type="string">
            <text:p>cciecv_soilMst</text:p>
          </table:table-cell>
          <table:table-cell table:style-name="ce9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5" office:value-type="string">
            <text:p>dtype_lkProds</text:p>
          </table:table-cell>
          <table:table-cell table:style-name="ce10" office:value-type="string">
            <text:p>broader</text:p>
          </table:table-cell>
          <table:table-cell table:style-name="ce5" office:value-type="string">
            <text:p>cciecv_lakes</text:p>
          </table:table-cell>
          <table:table-cell table:style-name="ce10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5" office:value-type="string">
            <text:p>dtype_sss</text:p>
          </table:table-cell>
          <table:table-cell table:style-name="ce10" office:value-type="string">
            <text:p>broader</text:p>
          </table:table-cell>
          <table:table-cell table:style-name="ce5" office:value-type="string">
            <text:p>cciecv_salinity</text:p>
          </table:table-cell>
          <table:table-cell table:style-name="ce10"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5" office:value-type="string">
            <text:p>dtype_swh</text:p>
          </table:table-cell>
          <table:table-cell table:style-name="ce10" office:value-type="string">
            <text:p>broader</text:p>
          </table:table-cell>
          <table:table-cell table:style-name="ce5" office:value-type="string">
            <text:p>cciecv_seaState</text:p>
          </table:table-cell>
          <table:table-cell table:style-name="ce10"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gmb</text:p>
          </table:table-cell>
          <table:table-cell office:value-type="string">
            <text:p>broader</text:p>
          </table:table-cell>
          <table:table-cell office:value-type="string">
            <text:p>cciecv_iceSheet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gtd</text:p>
          </table:table-cell>
          <table:table-cell office:value-type="string">
            <text:p>broader</text:p>
          </table:table-cell>
          <table:table-cell office:value-type="string">
            <text:p>cciecv_permafrost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agb</text:p>
          </table:table-cell>
          <table:table-cell office:value-type="string">
            <text:p>broader</text:p>
          </table:table-cell>
          <table:table-cell office:value-type="string">
            <text:p>cciecv_biomass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pfr</text:p>
          </table:table-cell>
          <table:table-cell office:value-type="string">
            <text:p>broader</text:p>
          </table:table-cell>
          <table:table-cell office:value-type="string">
            <text:p>cciecv_permafrost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alt</text:p>
          </table:table-cell>
          <table:table-cell office:value-type="string">
            <text:p>broader</text:p>
          </table:table-cell>
          <table:table-cell office:value-type="string">
            <text:p>cciecv_permafrost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swe</text:p>
          </table:table-cell>
          <table:table-cell office:value-type="string">
            <text:p>broader</text:p>
          </table:table-cell>
          <table:table-cell office:value-type="string">
            <text:p>cciecv_snow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scfv</text:p>
          </table:table-cell>
          <table:table-cell office:value-type="string">
            <text:p>broader</text:p>
          </table:table-cell>
          <table:table-cell office:value-type="string">
            <text:p>cciecv_snow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scfg</text:p>
          </table:table-cell>
          <table:table-cell office:value-type="string">
            <text:p>broader</text:p>
          </table:table-cell>
          <table:table-cell office:value-type="string">
            <text:p>cciecv_snow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tcwv</text:p>
          </table:table-cell>
          <table:table-cell office:value-type="string">
            <text:p>broader</text:p>
          </table:table-cell>
          <table:table-cell office:value-type="string">
            <text:p>cciecv_waterVapour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>
          <table:table-cell table:style-name="ce7" office:value-type="string">
            <text:p>dtype_lst</text:p>
          </table:table-cell>
          <table:table-cell table:style-name="ce7" office:value-type="string">
            <text:p>broader</text:p>
          </table:table-cell>
          <table:table-cell table:style-name="ce7" office:value-type="string">
            <text:p>cciecv_lst</text:p>
          </table:table-cell>
          <table:table-cell table:style-name="ce7" office:value-type="string">
            <text:p>narrower</text:p>
          </table:table-cell>
          <table:table-cell table:number-columns-repeated="60"/>
        </table:table-row>
        <table:table-row table:style-name="ro2">
          <table:table-cell office:value-type="string">
            <text:p>dtype_pft</text:p>
          </table:table-cell>
          <table:table-cell office:value-type="string">
            <text:p>broader</text:p>
          </table:table-cell>
          <table:table-cell office:value-type="string">
            <text:p>cciecv_landCov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4">
          <table:table-cell office:value-type="string">
            <text:p>dtype uncert</text:p>
          </table:table-cell>
          <table:table-cell office:value-type="string">
            <text:p>broader</text:p>
          </table:table-cell>
          <table:table-cell office:value-type="string">
            <text:p>cciecv_landCov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4">
          <table:table-cell office:value-type="string">
            <text:p>dtype_vp</text:p>
          </table:table-cell>
          <table:table-cell office:value-type="string">
            <text:p>broader</text:p>
          </table:table-cell>
          <table:table-cell office:value-type="string">
            <text:p>cciecv_vegParam</text:p>
          </table:table-cell>
          <table:table-cell office:value-type="string">
            <text:p>narrower</text:p>
          </table:table-cell>
          <table:table-cell table:number-columns-repeated="60"/>
        </table:table-row>
        <table:table-row table:style-name="ro2" table:number-rows-repeated="104848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4" table:number-columns-repeated="1023" table:default-cell-style-name="ce21"/>
        <table:table-column table:style-name="co5" table:default-cell-style-name="ce2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4" table:number-columns-repeated="1023" table:default-cell-style-name="ce21"/>
        <table:table-column table:style-name="co5" table:default-cell-style-name="ce2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number number:decimal-places="0" number:min-integer-digits="1" number:grouping="true"/>
      <number:text> </number:text>
    </number:number-style>
    <number:number-style style:name="N123P1" style:volatile="true">
      <number:text>-£</number:text>
      <number:number number:decimal-places="0" number:min-integer-digits="1" number:grouping="true"/>
      <number:text> </number:text>
    </number:number-style>
    <number:number-style style:name="N123P2" style:volatile="true">
      <number:text> £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1" number:min-exponent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Calibri1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26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88cm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88cm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62cm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26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style:diagonal-bl-tr="none" style:diagonal-tl-br="none" fo:border="none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26cm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26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26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14:4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Ruth Petrie</meta:initial-creator>
    <meta:creation-date>2016-03-11T08:28:02Z</meta:creation-date>
    <dc:date>2024-02-05T14:40:22.03</dc:date>
    <meta:editing-cycles>12</meta:editing-cycles>
    <meta:editing-duration>PT45M44S</meta:editing-duration>
    <meta:document-statistic meta:table-count="3" meta:cell-count="348" meta:object-count="0"/>
  </office:meta>
</office:document-meta>
</file>